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8" style:family="table">
      <style:table-properties style:width="18.443cm" fo:margin-left="0.009cm" fo:margin-top="0cm" fo:margin-bottom="0cm" table:align="left" style:writing-mode="lr-tb"/>
    </style:style>
    <style:style style:name="Таблица8.A" style:family="table-column">
      <style:table-column-properties style:column-width="1.49cm"/>
    </style:style>
    <style:style style:name="Таблица8.B" style:family="table-column">
      <style:table-column-properties style:column-width="4.11cm"/>
    </style:style>
    <style:style style:name="Таблица8.C" style:family="table-column">
      <style:table-column-properties style:column-width="1.642cm"/>
    </style:style>
    <style:style style:name="Таблица8.D" style:family="table-column">
      <style:table-column-properties style:column-width="6.394cm"/>
    </style:style>
    <style:style style:name="Таблица8.E" style:family="table-column">
      <style:table-column-properties style:column-width="4.80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style:min-row-height="0.817cm" fo:keep-together="auto"/>
    </style:style>
    <style:style style:name="Таблица8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3" style:family="table-row">
      <style:table-row-properties style:min-row-height="0.54cm" fo:keep-together="auto"/>
    </style:style>
    <style:style style:name="Таблица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16" style:family="table-row">
      <style:table-row-properties style:min-row-height="0.489cm" fo:keep-together="auto"/>
    </style:style>
    <style:style style:name="Таблица8.C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17" style:family="table-row">
      <style:table-row-properties style:min-row-height="0.49cm" fo:keep-together="auto"/>
    </style:style>
    <style:style style:name="Таблица8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33" style:family="table-row">
      <style:table-row-properties style:min-row-height="0.496cm" fo:keep-together="auto"/>
    </style:style>
    <style:style style:name="Таблица8.C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35" style:family="table-row">
      <style:table-row-properties style:min-row-height="0.635cm" fo:keep-together="auto"/>
    </style:style>
    <style:style style:name="Таблица8.C3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36" style:family="table-row">
      <style:table-row-properties style:min-row-height="0.637cm" fo:keep-together="auto"/>
    </style:style>
    <style:style style:name="Таблица8.C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44" style:family="table-row">
      <style:table-row-properties style:min-row-height="0.318cm" fo:keep-together="auto"/>
    </style:style>
    <style:style style:name="Таблица8.C4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46" style:family="table-row">
      <style:table-row-properties style:min-row-height="0.549cm" fo:keep-together="auto"/>
    </style:style>
    <style:style style:name="Таблица8.C4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47" style:family="table-row">
      <style:table-row-properties style:min-row-height="0.55cm" fo:keep-together="auto"/>
    </style:style>
    <style:style style:name="Таблица8.C4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53" style:family="table-row">
      <style:table-row-properties style:min-row-height="0.275cm" fo:keep-together="auto"/>
    </style:style>
    <style:style style:name="Таблица8.C5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1eab54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1eab5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fo:language="ru" fo:country="RU" officeooo:rsid="001c7f5f" officeooo:paragraph-rsid="001eab54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rsid="001c7f5f" officeooo:paragraph-rsid="001eab5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List_20_Paragraph" style:list-style-name="WWNum16">
      <style:paragraph-properties fo:margin-top="0cm" fo:margin-bottom="0cm" style:contextual-spacing="tru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paragraph-rsid="001eab54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e4fcb" officeooo:paragraph-rsid="0023e9a0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9fcb8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e4fcb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List_20_Paragraph" style:list-style-name="WWNum15">
      <style:paragraph-properties fo:margin-lef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fo:language="ru" fo:country="RU" officeooo:rsid="001d4f6e" officeooo:paragraph-rsid="001eab54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paragraph-rsid="001eab5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23e9a0" officeooo:paragraph-rsid="0023e9a0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f96d9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f96d9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d4f6e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c0c44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text-properties officeooo:paragraph-rsid="001eab54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f1485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210670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rsid="001d4f6e" officeooo:paragraph-rsid="001eab5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d4f6e" officeooo:paragraph-rsid="001eab54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ab54" style:font-size-asian="12pt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ab54" fo:background-color="transparent" style:font-size-asian="12pt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ab54" fo:background-color="#ff0000" style:font-size-asian="12pt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ab54" fo:background-color="#ffff00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officeooo:rsid="0019fcb8"/>
    </style:style>
    <style:style style:name="T3" style:family="text">
      <style:text-properties style:font-name="Times New Roman" fo:font-size="12pt" fo:background-color="#808000" loext:char-shading-value="0" style:font-size-asian="12pt" style:font-name-complex="Times New Roman1"/>
    </style:style>
    <style:style style:name="T4" style:family="text">
      <style:text-properties officeooo:rsid="001c7f5f"/>
    </style:style>
    <style:style style:name="T5" style:family="text">
      <style:text-properties officeooo:rsid="001d4f6e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1811f" fo:background-color="#ff0000" loext:char-shading-value="0"/>
    </style:style>
    <style:style style:name="T11" style:family="text">
      <style:text-properties officeooo:rsid="001f3b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able:table-row table:style-name="Таблица8.1">
            <table:table-cell table:style-name="Таблица8.A1" office:value-type="string">
              <text:p text:style-name="P2" loext:marker-style-name="T1"><text:span text:style-name="T1">№ П/П</text:span></text:p>
            </table:table-cell>
            <table:table-cell table:style-name="Таблица8.A1" office:value-type="string">
              <text:p text:style-name="P2" loext:marker-style-name="T1"><text:span text:style-name="T1">Название сущности</text:span></text:p>
            </table:table-cell>
            <table:table-cell table:style-name="Таблица8.A1" office:value-type="string">
              <text:p text:style-name="P2" loext:marker-style-name="T1"><text:span text:style-name="T1">№ П/П</text:span></text:p>
            </table:table-cell>
            <table:table-cell table:style-name="Таблица8.A1" office:value-type="string">
              <text:p text:style-name="P2" loext:marker-style-name="T1"><text:span text:style-name="T1">Атрибуты</text:span></text:p>
            </table:table-cell>
            <table:table-cell table:style-name="Таблица8.A1" office:value-type="string">
              <text:p text:style-name="P2" loext:marker-style-name="T1"><text:span text:style-name="T1">Ключевой элемент данных</text:span></text:p>
            </table:table-cell>
          </table:table-row>
        </table:table-header-rows>
        <table:table-row table:style-name="Таблица8.2">
          <table:table-cell table:style-name="Таблица8.A1" table:number-rows-spanned="10" office:value-type="string">
            <text:p text:style-name="P3" loext:marker-style-name="T1">1.</text:p>
          </table:table-cell>
          <table:table-cell table:style-name="Таблица8.A1" table:number-rows-spanned="10" office:value-type="string">
            <text:p text:style-name="P4" loext:marker-style-name="T1"><text:span text:style-name="T1">Товар</text:span></text:p>
          </table:table-cell>
          <table:table-cell table:style-name="Таблица8.C2" office:value-type="string">
            <text:list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6" loext:marker-style-name="T1"><text:span text:style-name="T2">Артикул</text:span></text:p>
            <text:p text:style-name="P6" loext:marker-style-name="T1"/>
          </table:table-cell>
          <table:table-cell table:style-name="Таблица8.A1" table:number-rows-spanned="10" office:value-type="string">
            <text:p text:style-name="P7" loext:marker-style-name="T1">Артикул</text:p>
          </table:table-cell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Марка товар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4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Модель товар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5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Тип сезон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Перечень материалов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Вид обуви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8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Краткое описание товар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9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Число доступного товар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10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8" loext:marker-style-name="T1">Цена товара</text:p>
          </table:table-cell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11" office:value-type="string">
            <text:list xml:id="list33010456283945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6" loext:marker-style-name="T1">Страна производитель товара</text:p>
          </table:table-cell>
          <table:covered-table-cell table:style-name="Таблица8.A1"/>
        </table:table-row>
        <table:table-row table:style-name="Таблица8.1">
          <table:table-cell table:style-name="Таблица8.A1" table:number-rows-spanned="4" office:value-type="string">
            <text:list xml:id="list1927863637" text:style-name="WWNum15">
              <text:list-header>
                <text:p text:style-name="P9" loext:marker-style-name="T1">2.</text:p>
              </text:list-header>
            </text:list>
          </table:table-cell>
          <table:table-cell table:style-name="Таблица8.A1" table:number-rows-spanned="4" office:value-type="string">
            <text:p text:style-name="P4" loext:marker-style-name="T1"><text:span text:style-name="T1">Сотрудник</text:span></text:p>
          </table:table-cell>
          <table:table-cell table:style-name="Таблица8.C12" office:value-type="string">
            <text:list text:continue-list="list33010456283945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0" loext:marker-style-name="T1"><text:span text:style-name="T1">Логин </text:span></text:p>
          </table:table-cell>
          <table:table-cell table:style-name="Таблица8.A1" table:number-rows-spanned="4" office:value-type="string">
            <text:p text:style-name="P10" loext:marker-style-name="T1"><text:span text:style-name="T1">Логин</text:span></text:p>
          </table:table-cell>
        </table:table-row>
        <table:table-row table:style-name="Таблица8.1">
          <table:covered-table-cell table:style-name="Таблица8.A1"/>
          <table:covered-table-cell table:style-name="Таблица8.A1"/>
          <table:table-cell table:style-name="Таблица8.C1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0" loext:marker-style-name="T1"><text:span text:style-name="T1">Пароль</text:span></text:p>
          </table:table-cell>
          <table:covered-table-cell table:style-name="Таблица8.A1"/>
        </table:table-row>
        <table:table-row table:style-name="Таблица8.1">
          <table:covered-table-cell table:style-name="Таблица8.A1"/>
          <table:covered-table-cell table:style-name="Таблица8.A1"/>
          <table:table-cell table:style-name="Таблица8.C14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0" loext:marker-style-name="T1"><text:span text:style-name="T1">ФИО Сотрудника</text:span></text:p>
          </table:table-cell>
          <table:covered-table-cell table:style-name="Таблица8.A1"/>
        </table:table-row>
        <table:table-row table:style-name="Таблица8.1">
          <table:covered-table-cell table:style-name="Таблица8.D3"/>
          <table:covered-table-cell table:style-name="Таблица8.D3"/>
          <table:table-cell table:style-name="Таблица8.C15" office:value-type="string">
            <text:list xml:id="list33010638109895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1" loext:marker-style-name="T1">Должность</text:p>
          </table:table-cell>
          <table:covered-table-cell table:style-name="Таблица8.D3"/>
        </table:table-row>
        <table:table-row table:style-name="Таблица8.16">
          <table:table-cell table:style-name="Таблица8.A1" table:number-rows-spanned="6" office:value-type="string">
            <text:list xml:id="list33010657610785" text:continue-list="list1927863637" text:style-name="WWNum15">
              <text:list-header>
                <text:p text:style-name="P9" loext:marker-style-name="T1">4.</text:p>
              </text:list-header>
            </text:list>
          </table:table-cell>
          <table:table-cell table:style-name="Таблица8.A1" table:number-rows-spanned="6" office:value-type="string">
            <text:p text:style-name="P4" loext:marker-style-name="T1"><text:span text:style-name="T1">Договор</text:span></text:p>
          </table:table-cell>
          <table:table-cell table:style-name="Таблица8.C16" office:value-type="string">
            <text:list text:continue-list="list33010638109895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2" loext:marker-style-name="T3">Номер договора</text:p>
          </table:table-cell>
          <table:table-cell table:style-name="Таблица8.A1" table:number-rows-spanned="6" office:value-type="string">
            <text:p text:style-name="P12" loext:marker-style-name="T3">Номер договора</text:p>
          </table:table-cell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2" loext:marker-style-name="T3">Дата создания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2" loext:marker-style-name="T3">Срок действия договора</text:p>
          </table:table-cell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2" loext:marker-style-name="T3">Статус договора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2" loext:marker-style-name="T3">Логин сотрутдника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xml:id="list33010816364010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2" loext:marker-style-name="T3">Имя поставщика</text:p>
          </table:table-cell>
          <table:covered-table-cell table:style-name="Таблица8.A1"/>
        </table:table-row>
        <table:table-row table:style-name="Таблица8.16">
          <table:table-cell table:style-name="Таблица8.A1" table:number-rows-spanned="7" office:value-type="string">
            <text:list xml:id="list33010178023681" text:continue-list="list33010657610785" text:style-name="WWNum15">
              <text:list-header>
                <text:p text:style-name="P9" loext:marker-style-name="T1">5.</text:p>
              </text:list-header>
            </text:list>
          </table:table-cell>
          <table:table-cell table:style-name="Таблица8.A1" table:number-rows-spanned="7" office:value-type="string">
            <text:p text:style-name="P4" loext:marker-style-name="T1"><text:span text:style-name="T1">Смета на доставку</text:span></text:p>
          </table:table-cell>
          <table:table-cell table:style-name="Таблица8.C22" office:value-type="string">
            <text:list text:continue-list="list33010816364010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3" loext:marker-style-name="T3">Номер договора</text:p>
          </table:table-cell>
          <table:table-cell table:style-name="Таблица8.A1" table:number-rows-spanned="7" office:value-type="string">
            <text:p text:style-name="P13" loext:marker-style-name="T3">Номер сметы</text:p>
          </table:table-cell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Дата формирования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Срок доставки</text:p>
          </table:table-cell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Общая стоимость закупки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Статус</text:p>
          </table:table-cell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Перечень товаров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xml:id="list33009341022372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<text:span text:style-name="T4">Н</text:span>омер сметы</text:p>
          </table:table-cell>
          <table:covered-table-cell table:style-name="Таблица8.A1"/>
        </table:table-row>
        <table:table-row table:style-name="Таблица8.17">
          <table:table-cell table:style-name="Таблица8.A1" table:number-rows-spanned="6" office:value-type="string">
            <text:list xml:id="list33010277591296" text:continue-list="list33010178023681" text:style-name="WWNum15">
              <text:list-header>
                <text:p text:style-name="P9" loext:marker-style-name="T1">6.</text:p>
              </text:list-header>
            </text:list>
          </table:table-cell>
          <table:table-cell table:style-name="Таблица8.A1" table:number-rows-spanned="6" office:value-type="string">
            <text:p text:style-name="P4" loext:marker-style-name="T1"><text:span text:style-name="T1">Акт о возврате</text:span></text:p>
          </table:table-cell>
          <table:table-cell table:style-name="Таблица8.C29" office:value-type="string">
            <text:list text:continue-list="list33009341022372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4" loext:marker-style-name="T3">Номер сметы</text:p>
          </table:table-cell>
          <table:table-cell table:style-name="Таблица8.A1" table:number-rows-spanned="6" office:value-type="string">
            <text:p text:style-name="P15" loext:marker-style-name="T3">Номер Акта</text:p>
          </table:table-cell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Артикул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Причина возврата</text:p>
          </table:table-cell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Дата формирования</text:p>
          </table:table-cell>
          <table:covered-table-cell table:style-name="Таблица8.A1"/>
        </table:table-row>
        <table:table-row table:style-name="Таблица8.33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Возвращяемые средства</text:p>
          </table:table-cell>
          <table:covered-table-cell table:style-name="Таблица8.A1"/>
        </table:table-row>
        <table:table-row table:style-name="Таблица8.33">
          <table:covered-table-cell table:style-name="Таблица8.A1"/>
          <table:covered-table-cell table:style-name="Таблица8.A1"/>
          <table:table-cell table:style-name="Таблица8.C30" office:value-type="string">
            <text:list xml:id="list33010198361679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5" loext:marker-style-name="T3">Номер Акта</text:p>
          </table:table-cell>
          <table:covered-table-cell table:style-name="Таблица8.A1"/>
        </table:table-row>
        <table:table-row table:style-name="Таблица8.35">
          <table:table-cell table:style-name="Таблица8.A1" table:number-rows-spanned="11" office:value-type="string">
            <text:list xml:id="list33010134896931" text:continue-list="list33010277591296" text:style-name="WWNum15">
              <text:list-header>
                <text:p text:style-name="P9" loext:marker-style-name="T1">7.</text:p>
              </text:list-header>
            </text:list>
          </table:table-cell>
          <table:table-cell table:style-name="Таблица8.A1" table:number-rows-spanned="11" office:value-type="string">
            <text:p text:style-name="P4" loext:marker-style-name="T1"><text:span text:style-name="T1">Клиент</text:span></text:p>
          </table:table-cell>
          <table:table-cell table:style-name="Таблица8.C35" office:value-type="string">
            <text:list text:continue-list="list33010198361679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6" loext:marker-style-name="T3">Серия паспорта клиента</text:p>
          </table:table-cell>
          <table:table-cell table:style-name="Таблица8.A1" table:number-rows-spanned="11" office:value-type="string">
            <text:p text:style-name="P17">Логин</text:p>
          </table:table-cell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Номер паспорта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Адрес доставки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Вид адреса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Контактный номер телефона клиента</text:p>
          </table:table-cell>
          <table:covered-table-cell table:style-name="Таблица8.A1"/>
        </table:table-row>
        <table:table-row table:style-name="Таблица8.35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Адрес электронной почты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Перечень банковских карт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Размер ноги клиента</text:p>
          </table:table-cell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Логи<text:span text:style-name="T5">н</text:span></text:p>
          </table:table-cell>
          <table:covered-table-cell table:style-name="Таблица8.A1"/>
        </table:table-row>
        <table:table-row table:style-name="Таблица8.44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3">Пароль</text:p>
          </table:table-cell>
          <table:covered-table-cell table:style-name="Таблица8.A1"/>
        </table:table-row>
        <table:table-row table:style-name="Таблица8.44">
          <table:covered-table-cell table:style-name="Таблица8.A1"/>
          <table:covered-table-cell table:style-name="Таблица8.A1"/>
          <table:table-cell table:style-name="Таблица8.C36" office:value-type="string">
            <text:list xml:id="list33010094114506"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8" loext:marker-style-name="T3">ФИО Клиента</text:p>
          </table:table-cell>
          <table:covered-table-cell table:style-name="Таблица8.A1"/>
        </table:table-row>
        <table:table-row table:style-name="Таблица8.46">
          <table:table-cell table:style-name="Таблица8.A1" table:number-rows-spanned="9" office:value-type="string">
            <text:list text:continue-list="list33010134896931" text:style-name="WWNum15">
              <text:list-header>
                <text:p text:style-name="P9" loext:marker-style-name="T1">8.</text:p>
              </text:list-header>
            </text:list>
          </table:table-cell>
          <table:table-cell table:style-name="Таблица8.A1" table:number-rows-spanned="9" office:value-type="string">
            <text:p text:style-name="P4" loext:marker-style-name="T1"><text:span text:style-name="T1">Заказ</text:span></text:p>
          </table:table-cell>
          <table:table-cell table:style-name="Таблица8.C46" office:value-type="string">
            <text:list text:continue-list="list33010094114506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A1" office:value-type="string">
            <text:p text:style-name="P19" loext:marker-style-name="T1">Дата формирования заказа</text:p>
          </table:table-cell>
          <table:table-cell table:style-name="Таблица8.A1" table:number-rows-spanned="9" office:value-type="string">
            <text:p text:style-name="P20" loext:marker-style-name="T1"><text:span text:style-name="T1">Номер заказа</text:span></text:p>
          </table:table-cell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9" loext:marker-style-name="T1">Время формирования заказа</text:p>
          </table:table-cell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9" loext:marker-style-name="T1">Способ получения заказа</text:p>
          </table:table-cell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9" loext:marker-style-name="T1">Общая Сумма заказа</text:p>
          </table:table-cell>
          <table:covered-table-cell table:style-name="Таблица8.A1"/>
        </table:table-row>
        <table:table-row table:style-name="Таблица8.46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><text:soft-page-break/></text:p>
              </text:list-item>
            </text:list>
          </table:table-cell>
          <table:table-cell table:style-name="Таблица8.D3" office:value-type="string">
            <text:p text:style-name="P19" loext:marker-style-name="T1">Статус заказа</text:p>
          </table:table-cell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Контактный номер телефона клиента</text:p>
          </table:table-cell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9" loext:marker-style-name="T3">Логин сотрудника</text:p>
          </table:table-cell>
          <table:covered-table-cell table:style-name="Таблица8.A1"/>
        </table:table-row>
        <table:table-row table:style-name="Таблица8.53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19" loext:marker-style-name="T3">Позиции в заказе</text:p>
          </table:table-cell>
          <table:covered-table-cell table:style-name="Таблица8.A1"/>
        </table:table-row>
        <table:table-row table:style-name="Таблица8.53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5" loext:marker-style-name="T1"/>
              </text:list-item>
            </text:list>
          </table:table-cell>
          <table:table-cell table:style-name="Таблица8.D3" office:value-type="string">
            <text:p text:style-name="P21" loext:marker-style-name="T3">Номер заказа</text:p>
          </table:table-cell>
          <table:covered-table-cell table:style-name="Таблица8.A1"/>
        </table:table-row>
      </table:table>
      <text:p text:style-name="P22" loext:marker-style-name="T1"/>
      <text:p text:style-name="P23" loext:marker-style-name="T1"><text:span text:style-name="T6">Продукция</text:span>:</text:p>
      <text:p text:style-name="P23" loext:marker-style-name="T1"><text:span text:style-name="T7">Страна производитель</text:span>: Китай, <text:span text:style-name="T7">марка и модель</text:span>: Nike Air 60, <text:span text:style-name="T7">тип сезона</text:span>: Весна, Лето, <text:span text:style-name="T7">материал</text:span>: кожа, резина, <text:span text:style-name="T7">вид обуви</text:span>: Кроссовки -прогулочные, <text:span text:style-name="T7">краткое</text:span></text:p>
      <text:p text:style-name="P23" loext:marker-style-name="T1"><text:span text:style-name="T7">описание</text:span>: Удобные и комфортные, не позволяет стопам уставать, <text:span text:style-name="T7">доступное количество</text:span>: 100 пар, <text:span text:style-name="T7">цена</text:span>: 12000 р., артикул: <text:span text:style-name="T8">SB/23/08/00000001</text:span></text:p>
      <text:p text:style-name="P23" loext:marker-style-name="T1"><text:span text:style-name="T7">Страна производитель</text:span>: Китай, <text:span text:style-name="T7">марка и модель</text:span>: Puma Rs X, <text:span text:style-name="T7">тип сезона</text:span>: Лето, материал: кожа, <text:span text:style-name="T7">вид обуви</text:span>: Кроссовки-спортивные, <text:span text:style-name="T7">краткое описание</text:span>:</text:p>
      <text:p text:style-name="P23" loext:marker-style-name="T1">Амортизирует стопу при быстром перемещении, <text:span text:style-name="T7">доступное количество</text:span>: 94 пары, <text:span text:style-name="T7">цена</text:span>: 11500 р., артикул: <text:span text:style-name="T8">SB/23/08/00000002</text:span></text:p>
      <text:p text:style-name="P23" loext:marker-style-name="T1"><text:span text:style-name="T7">Страна производитель</text:span>: Вьетнам, <text:span text:style-name="T7">марка и модель</text:span>: Nike Air Force, <text:span text:style-name="T7">тип сезона</text:span>: Осень, Зима, <text:span text:style-name="T7">материал</text:span>: кожа, резина, утеплитель, <text:span text:style-name="T7">вид обуви</text:span>: Ботинки-</text:p>
      <text:p text:style-name="P23" loext:marker-style-name="T1">прогулочные, <text:span text:style-name="T7">краткое описание</text:span>: Удобное для любого времени года, особенности холодного, <text:span text:style-name="T7">доступное количество</text:span>: 29 пар, <text:span text:style-name="T7">цена</text:span>: 11600 р., артикул:</text:p>
      <text:p text:style-name="P24" loext:marker-style-name="T1">SB/23/08/00000003</text:p>
      <text:p text:style-name="P23" loext:marker-style-name="T1"><text:span text:style-name="T7">Страна производитель</text:span>: Вьетнам, <text:span text:style-name="T7">марка и модель</text:span>: Rebook Classic, <text:span text:style-name="T7">тип сезона</text:span>: Лето, Осень, <text:span text:style-name="T7">материал</text:span>: кожа, замша, <text:span text:style-name="T7">вид обуви</text:span>: Ботинки прогулочные,</text:p>
      <text:p text:style-name="P23" loext:marker-style-name="T1"><text:span text:style-name="T7">краткое описание</text:span>: Позволят проходить километры, не обращая внимания ни на что, <text:span text:style-name="T7">доступное количество</text:span>: 76 пар, <text:span text:style-name="T7">цена</text:span>: 9600 р., артикул:</text:p>
      <text:p text:style-name="P24" loext:marker-style-name="T1">SB/23/08/00000004</text:p>
      <text:p text:style-name="P23" loext:marker-style-name="T1"><text:span text:style-name="T7">Страна производитель</text:span>: Вьетнам, <text:span text:style-name="T7">марка и модель</text:span>: Rebook Sneak, <text:span text:style-name="T7">тип сезона</text:span>: Лето, <text:span text:style-name="T7">материал</text:span>: кожа, замша, <text:span text:style-name="T7">вид обуви</text:span>: Для активного образа жизни,</text:p>
      <text:p text:style-name="P23" loext:marker-style-name="T1"><text:span text:style-name="T7">краткое описание</text:span>: Идеально подойдут для любых поверхностей земли, доступное <text:span text:style-name="T7">количество</text:span>: 40 пар,<text:span text:style-name="T7"> цена</text:span>: 10450 р., артикул: <text:span text:style-name="T8">SB/23/08/00000005</text:span></text:p>
      <text:p text:style-name="P23" loext:marker-style-name="T1"><text:span text:style-name="T6">Сотрудники магазина</text:span>:</text:p>
      <text:p text:style-name="P23" loext:marker-style-name="T1"><text:span text:style-name="T8">Петров Пётр Петрович</text:span>, должность: <text:span text:style-name="T6">Менджер по работе с поставщиками</text:span>, <text:span text:style-name="T7">логин</text:span>: emp_PetrovPP, <text:span text:style-name="T7">пароль</text:span>: Pa$$w0rd</text:p>
      <text:p text:style-name="P23" loext:marker-style-name="T1"><text:span text:style-name="T8">Михаилов Михаил Михайлович</text:span>, должность: <text:span text:style-name="T6">Кассир</text:span>, <text:span text:style-name="T7">логин</text:span>: emp_MichailovMM, <text:span text:style-name="T7">пароль</text:span>: Pa$$w0rd</text:p>
      <text:p text:style-name="P23" loext:marker-style-name="T1"><text:span text:style-name="T8">Александров Александр Александрович</text:span>, должность: <text:span text:style-name="T6">Кассир</text:span>, <text:span text:style-name="T7">логин</text:span>: emp_AleksndrovAA, <text:span text:style-name="T7">пароль</text:span>: Pa$$w0rd</text:p>
      <text:p text:style-name="P23" loext:marker-style-name="T1">Никитин Никита Никитич, должность: <text:span text:style-name="T6">Кассир</text:span>, <text:span text:style-name="T7">логин</text:span>: emp_NikitinNN, <text:span text:style-name="T7">пароль</text:span>: Pa$$w0rd</text:p>
      <text:p text:style-name="P23" loext:marker-style-name="T1"><text:span text:style-name="T6">Договоры</text:span>:</text:p>
      <text:p text:style-name="P23" loext:marker-style-name="T1"><text:span text:style-name="T7">№ Договора</text:span>: <text:span text:style-name="T8">ДП/23/0000001</text:span>, поставщик: <text:span text:style-name="T8">ООО «Foot Delivery»</text:span>, <text:span text:style-name="T7">дата создания</text:span>: 05.02.2023, <text:span text:style-name="T7">срок действия договора</text:span>: 5 лет, <text:span text:style-name="T7">статус договора</text:span>: «Активен»,</text:p>
      <text:p text:style-name="P23" loext:marker-style-name="T1"><text:span text:style-name="T7">сотрудник</text:span>: emp_PetrovPP</text:p>
      <text:p text:style-name="P23" loext:marker-style-name="T1"><text:span text:style-name="T7">Перечень поставляемой продукции</text:span>: SB/23/08/00000001, SB/23/08/00000004, SB/23/08/00000005</text:p>
      <text:p text:style-name="P23" loext:marker-style-name="T1"><text:span text:style-name="T7">№ Договора</text:span>: <text:span text:style-name="T8">ДП/23/0000002</text:span>, <text:span text:style-name="T7">поставщик</text:span>: <text:span text:style-name="T8">НПАО «Быстрая поставка»</text:span>, <text:span text:style-name="T7">дата создания</text:span>: 10.04.2023, <text:span text:style-name="T7">срок действия договора</text:span>: 5 лет, <text:span text:style-name="T7">статус договора</text:span>:</text:p>
      <text:p text:style-name="P23" loext:marker-style-name="T1">«Активен», <text:span text:style-name="T7">сотрудник</text:span>: emp_PetrovPP</text:p>
      <text:p text:style-name="P23" loext:marker-style-name="T1"><text:soft-page-break/><text:span text:style-name="T7">Перечень поставляемой продукции</text:span>: SB/23/08/00000002, SB/23/08/00000003, SB/23/08/00000004</text:p>
      <text:p text:style-name="P23" loext:marker-style-name="T1"><text:span text:style-name="T7">№ Договора</text:span>: <text:span text:style-name="T8">ДП/23/0000003</text:span>, <text:span text:style-name="T7">поставщик</text:span>: <text:span text:style-name="T8">НПАО «Обувь к продаже»</text:span>, <text:span text:style-name="T7">дата создания</text:span>: 23.04.2023, <text:span text:style-name="T7">срок действия договора</text:span>: 5 лет, <text:span text:style-name="T7">статус договора</text:span>:</text:p>
      <text:p text:style-name="P23" loext:marker-style-name="T1">«Активен», <text:span text:style-name="T7">сотрудник</text:span>: emp_PetrovPP</text:p>
      <text:p text:style-name="P25" loext:marker-style-name="T1">Перечень поставляемой продукции<text:span text:style-name="T9">: SB/23/08/00000001, SB/23/08/00000003, SB/23/08/00000005</text:span></text:p>
      <text:p text:style-name="P23" loext:marker-style-name="T1"><text:span text:style-name="T6">Смета на поставку</text:span>:</text:p>
      <text:p text:style-name="P23" loext:marker-style-name="T1"><text:span text:style-name="T8">№ СМ/23/000000001</text:span>, <text:span text:style-name="T7">№ договора</text:span>: ДП/23/0000001, <text:span text:style-name="T7">дата формирования</text:span>: 15.08.2023, <text:span text:style-name="T7">срок доставки</text:span>: 10 дней, <text:span text:style-name="T7">общая стоимость закупки</text:span>: 224500 р., <text:span text:style-name="T7">статус</text:span>:</text:p>
      <text:p text:style-name="P23" loext:marker-style-name="T1">«Доставлено»</text:p>
      <text:p text:style-name="P23" loext:marker-style-name="T1"><text:span text:style-name="T7">Перечень товаров</text:span>: SB/23/08/00000001 х10 120000 р., SB/23/08/00000005 х10 104500 р.</text:p>
      <text:p text:style-name="P23" loext:marker-style-name="T1"><text:span text:style-name="T8">№ СМ/23/000000002</text:span>, <text:span text:style-name="T7">№ договора</text:span>: ДП/23/0000002, <text:span text:style-name="T7">дата формирования</text:span>: 20.08.2023, <text:span text:style-name="T7">срок доставки</text:span>: 10 дней, <text:span text:style-name="T7">общая стоимость закупки</text:span>: 174000 р., <text:span text:style-name="T7">статус</text:span>:</text:p>
      <text:p text:style-name="P23" loext:marker-style-name="T1">«Доставлено»</text:p>
      <text:p text:style-name="P23" loext:marker-style-name="T1"><text:span text:style-name="T7">Перечень товаров</text:span>: SB/23/08/00000003 х15 174000 р.</text:p>
      <text:p text:style-name="P23" loext:marker-style-name="T1"><text:span text:style-name="T8">№ СМ/23/000000003</text:span>, <text:span text:style-name="T7">№ договора</text:span>: ДП/23/0000002, <text:span text:style-name="T7">дата формирования</text:span>: 31.08.2023, <text:span text:style-name="T7">срок доставки</text:span>: 14 дней, <text:span text:style-name="T7">общая стоимость закупки</text:span>: 163000 р., <text:span text:style-name="T7">статус</text:span>:</text:p>
      <text:p text:style-name="P23" loext:marker-style-name="T1">«Повторная отправка»</text:p>
      <text:p text:style-name="P23" loext:marker-style-name="T1"><text:span text:style-name="T7">Перечень товаров</text:span>: SB/23/08/00000002 х10 115000 р., SB/23/08/00000004 х5 48000 р.</text:p>
      <text:p text:style-name="P23" loext:marker-style-name="T1"><text:span text:style-name="T6">Акт о возврате</text:span>: № АВ/23/000001, <text:span text:style-name="T7">смета</text:span>: СМ/23/000000003, <text:span text:style-name="T7">артикул</text:span>: SB/23/08/00000004, <text:span text:style-name="T7">причина возврата</text:span>: Не тот товар доставлен, <text:span text:style-name="T7">дата формирования</text:span>:</text:p>
      <text:p text:style-name="P23" loext:marker-style-name="T1">02.09.2023, <text:span text:style-name="T7">возврат средств</text:span>: 52000 р.</text:p>
      <text:p text:style-name="P23" loext:marker-style-name="T1"><text:span text:style-name="T6">Клиенты</text:span>:</text:p>
      <text:p text:style-name="P23" loext:marker-style-name="T1"><text:span text:style-name="T8">Владимирова Ольга Петровна</text:span>, <text:span text:style-name="T7">серия и номер паспорта</text:span>: 45 12 632567, <text:span text:style-name="T7">адрес доставки и вид адреса</text:span>: Домашний – г. Москва, ул. Достоевская, д. 52, к.6,</text:p>
      <text:p text:style-name="P23" loext:marker-style-name="T1">Рабочий – г. Москва, ул. Кропоткинская, д. 6, стр. 3, <text:span text:style-name="T7">контактные данные</text:span>: +7(952)728-91-62, vladimirova_o_p@ya.ru, <text:span text:style-name="T7">банковские карты</text:span>: 8822 7782 1135</text:p>
      <text:p text:style-name="P23" loext:marker-style-name="T1">7622 01/25, 9952 6582 8983 1134 03/24, <text:span text:style-name="T7">размер ноги</text:span>: 24,8 см., <text:span text:style-name="T7">логин</text:span>: VladimirovaOP, <text:span text:style-name="T7">пароль</text:span>: Pa$$w0rd</text:p>
      <text:p text:style-name="P23" loext:marker-style-name="T1"><text:span text:style-name="T8">Иванов Евгений Андреевич</text:span>, <text:span text:style-name="T7">серия и номер паспорта</text:span>: 47 63 226632, <text:span text:style-name="T7">адрес доставки и вид адреса</text:span>: Рабочий – г. Москва, ул. Каширская, д. 16, к. 2,</text:p>
      <text:p text:style-name="P23" loext:marker-style-name="T1"><text:span text:style-name="T7">контактные данные</text:span>: +7(982)543-34-67, ivanov_e_a@gmail.com, <text:span text:style-name="T7">банковские карты</text:span>: 0622 7235 7879 7889 12/24, <text:span text:style-name="T7">размер ноги</text:span>: 28,6 см., <text:span text:style-name="T7">логин</text:span>: IvanovEA,</text:p>
      <text:p text:style-name="P23" loext:marker-style-name="T1"><text:span text:style-name="T7">пароль</text:span>: Pa$$w0rd</text:p>
      <text:p text:style-name="P23" loext:marker-style-name="T1"><text:span text:style-name="T8">Павлов Дмитрий Егорович</text:span>, <text:span text:style-name="T7">серия и номер паспорта</text:span>: 43 14 884336, <text:span text:style-name="T7">адрес доставки и вид адреса</text:span>: Домашний – г. Москва, ул. Ясенево, д. 54, стр. 7,</text:p>
      <text:p text:style-name="P23" loext:marker-style-name="T1">Домашний – г. Москва, ул. Нагорная, д. 28, стр. 2, <text:span text:style-name="T7">контактные данные</text:span>: +7(948)796-47-89, pavlov_d_e@fmail.com, <text:span text:style-name="T7">банковские карты</text:span>: 0173 6112 6682 6335</text:p>
      <text:p text:style-name="P23" loext:marker-style-name="T1">02/24, 0652 7172 4452 7743 11/25, 6822 7622 5773 7832 10/24, <text:span text:style-name="T7">размер ноги</text:span>: 27,9 см., <text:span text:style-name="T7">логин</text:span>: PavlovDE, <text:span text:style-name="T7">пароль</text:span>: Pa$$w0rd</text:p>
      <text:p text:style-name="P23" loext:marker-style-name="T1"><text:span text:style-name="T8">Маринина Вероника Павловна</text:span>, <text:span text:style-name="T7">серия и номер паспорта</text:span>: 45 76 221454, <text:span text:style-name="T7">адрес доставки и вид адреса</text:span>: Рабочий – г. Москва, ул. Лесопарковая, д. 1, стр. 6,</text:p>
      <text:p text:style-name="P23" loext:marker-style-name="T1">Домашний – г. Москва, ул. Шабловская, д. 18, стр. 7, <text:span text:style-name="T7">контактные данные</text:span>: +7(986)883-83-16, marinina_v_p@gmail.com, <text:span text:style-name="T7">банковские карты</text:span>: 4772 8833 6363</text:p>
      <text:p text:style-name="P23" loext:marker-style-name="T1">7133 09/24, <text:span text:style-name="T7">размер ноги</text:span>: 24,1 см., <text:span text:style-name="T7">логин</text:span>: MarininaVP, <text:span text:style-name="T7">пароль</text:span>: Pa$$w0rd</text:p>
      <text:p text:style-name="P23" loext:marker-style-name="T1"><text:span text:style-name="T6">Заказы</text:span>:</text:p>
      <text:p text:style-name="P23" loext:marker-style-name="T1">№ заказа: <text:span text:style-name="T8">КЗ/23/000000001</text:span>, <text:span text:style-name="T7">дата и время формирования</text:span>: 04.09.2023 11:32:30, <text:span text:style-name="T7">способ получения</text:span>: Самовывоз, <text:span text:style-name="T7">общая сумма заказа</text:span>: 11520 р., <text:span text:style-name="T7">статус заказа</text:span>:</text:p>
      <text:p text:style-name="P23" loext:marker-style-name="T1">«Ожидает», <text:span text:style-name="T7">клиент</text:span>: +7(982)543-34-67, <text:span text:style-name="T7">сотрудник</text:span>: emp_MichailovMM</text:p>
      <text:p text:style-name="P23" loext:marker-style-name="T1"><text:span text:style-name="T7">Позиции в заказе</text:span>: SB/23/08/00000004 х1 9600р.</text:p>
      <text:p text:style-name="P23" loext:marker-style-name="T1"><text:soft-page-break/>№ заказа: <text:span text:style-name="T8">КЗ/23/00000000</text:span><text:span text:style-name="T10">2</text:span>, <text:span text:style-name="T7">дата и время формирования</text:span>: 04.09.2023 15:41:17, <text:span text:style-name="T7">способ получения</text:span>: Самовывоз, <text:span text:style-name="T7">общая сумма заказа</text:span>: 27720 р., <text:span text:style-name="T7">статус заказа</text:span>:</text:p>
      <text:p text:style-name="P23" loext:marker-style-name="T1">«Оплачен», <text:span text:style-name="T7">клиент</text:span>: +7(948)796-47-89, <text:span text:style-name="T7">сотрудник</text:span>: emp_AleksndrovAA</text:p>
      <text:p text:style-name="P23" loext:marker-style-name="T1"><text:span text:style-name="T7">Позиции в заказе</text:span>: SB/23/08/00000002 х1 11500р., SB/23/08/00000003 х1 11600р.<text:span text:style-name="T11">з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2:40:33.052587004</meta:creation-date>
    <dc:date>2025-11-21T03:30:08.676797814</dc:date>
    <meta:editing-duration>PT3H12M37S</meta:editing-duration>
    <meta:editing-cycles>2</meta:editing-cycles>
    <meta:generator>LibreOffice/25.8.2.1$Linux_X86_64 LibreOffice_project/580$Build-1</meta:generator>
    <meta:document-statistic meta:table-count="1" meta:image-count="0" meta:object-count="0" meta:page-count="5" meta:paragraph-count="192" meta:word-count="909" meta:character-count="6712" meta:non-whitespace-character-count="5987"/>
  </office:meta>
</office:document-meta>
</file>